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60176</text:span></text:p>
      <text:p text:style-name="P6"/>
      <text:p text:style-name="Standard"><text:span text:style-name="T4">שם העסק/מבנה</text:span><text:span text:style-name="T3"> <text:s text:c="2"/></text:span><text:span text:style-name="T1"><text:s/>מתחם עסקים G1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לישנסקי 2</text:span></text:p>
      <text:p text:style-name="P7"/>
      <text:p text:style-name="Standard"><text:span text:style-name="T4">טלפון</text:span><text:span text:style-name="T1"> <text:s text:c="18"/>03-9427900 <text:s text:c="8"/></text:span></text:p>
      <text:p text:style-name="P7"/>
      <text:p text:style-name="Standard"><text:span text:style-name="T4">המפתחות נמצאים</text:span><text:span text:style-name="T1"> <text:s/>איציק קשת 052-6136031 <text:s text:c="3"/>.</text:span></text:p>
      <text:p text:style-name="P3"/>
      <text:p text:style-name="Standard"><text:span text:style-name="T4">מיקום מפסק זרם ראשי</text:span><text:span text:style-name="T1"> <text:s text:c="2"/>. <text:s text:c="2"/>חדר חשמל ראשי בצד המערבי של המבנה</text:span></text:p>
      <text:p text:style-name="P3"/>
      <text:p text:style-name="Standard"><text:span text:style-name="T4">גנרטור: </text:span><text:span text:style-name="T1">קיים</text:span><text:span text:style-name="T2"> – </text:span><text:span text:style-name="T1">מזין מע' מפוחים ונמצא במתחם G2</text:span></text:p>
      <text:p text:style-name="Standard"><text:span text:style-name="T4">מיקום ברזי כיבוי עיקריים "3</text:span><text:span text:style-name="T1"> <text:s/>. <text:s/>מסביב למבנה G1, במתחם G2 <text:s text:c="6"/>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ית סגל</text:span></text:p>
          </table:table-cell>
          <table:table-cell table:style-name="Table2.A1" office:value-type="string">
            <text:p text:style-name="Standard"><text:span text:style-name="T1">מנכ"ל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17795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ניר גאלים</text:span></text:p>
          </table:table-cell>
          <table:table-cell table:style-name="Table2.A1" office:value-type="string">
            <text:p text:style-name="Standard"><text:span text:style-name="T1">סמנכ"ל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17795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איציק קשת</text:span></text:p>
          </table:table-cell>
          <table:table-cell table:style-name="Table2.A1" office:value-type="string">
            <text:p text:style-name="Standard"><text:span text:style-name="T1">מנהל אחזק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136031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מערכת חשמל, גורם אנושי, אש גלויה, פגיע טבע, שימוש בגז גפ"מ במסעדות, צובר גז גפ"מ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בפינה דרום מערבית בחצר.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גז גפ"מ- צובר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ערכת מתזים, מערכת גילוי אש ועשן, מערכת מפוחים בחניות ( הפעלה מחנויות ומתג מפוחי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פיקוד כבאים הציבורי ), הפרדות אש בין עסקים, פתחי הסנקה בפינה דרום מזרחית, מערכות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כיבוי במנדפים וארובות, מקור הספקת מים מחדר משאבות ב G2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פיקוד כבאים בצד המערבי של המבנה: מפסק חשמל, מתג מפוחים, כריזה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אתי מנצור</dc:creator>
    <meta:editing-cycles>1</meta:editing-cycles>
    <meta:print-date>2012-01-05T12:00:00</meta:print-date>
    <meta:creation-date>2014-02-12T03:41:00</meta:creation-date>
    <dc:date>2014-02-12T03:53:00</dc:date>
    <meta:editing-duration>PT12S</meta:editing-duration>
    <meta:generator>OpenOffice/4.0.1$Win32 OpenOffice.org_project/401m5$Build-9714</meta:generator>
    <meta:document-statistic meta:table-count="6" meta:image-count="0" meta:object-count="0" meta:page-count="2" meta:paragraph-count="57" meta:word-count="236" meta:character-count="16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